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0cb10" officeooo:paragraph-rsid="0000cb10"/>
    </style:style>
    <style:style style:name="P2" style:family="paragraph" style:parent-style-name="Preformatted_20_Text" style:list-style-name="L1">
      <style:text-properties fo:font-weight="bold" officeooo:rsid="0000cb10" officeooo:paragraph-rsid="0000cb10" style:font-weight-asian="bold" style:font-weight-complex="bold"/>
    </style:style>
    <style:style style:name="P3" style:family="paragraph" style:parent-style-name="Preformatted_20_Text" style:list-style-name="L1">
      <style:text-properties fo:font-weight="bold" officeooo:rsid="000123ec" officeooo:paragraph-rsid="000123ec" style:font-weight-asian="bold" style:font-weight-complex="bold"/>
    </style:style>
    <style:style style:name="P4" style:family="paragraph" style:parent-style-name="Preformatted_20_Text">
      <style:text-properties fo:font-weight="bold" officeooo:rsid="000123ec" officeooo:paragraph-rsid="000123ec" style:font-weight-asian="bold" style:font-weight-complex="bold"/>
    </style:style>
    <style:style style:name="P5" style:family="paragraph" style:parent-style-name="Preformatted_20_Text" style:list-style-name="L1">
      <style:text-properties fo:font-weight="normal" officeooo:rsid="0000cb10" officeooo:paragraph-rsid="000123ec" style:font-weight-asian="normal" style:font-weight-complex="normal"/>
    </style:style>
    <style:style style:name="P6" style:family="paragraph" style:parent-style-name="Preformatted_20_Text" style:list-style-name="L1">
      <style:text-properties fo:font-weight="normal" officeooo:rsid="000123ec" officeooo:paragraph-rsid="000123ec" style:font-weight-asian="normal" style:font-weight-complex="normal"/>
    </style:style>
    <style:style style:name="T1" style:family="text">
      <style:text-properties officeooo:rsid="000123e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91c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s <text:span text:style-name="T1">(April 4 2020)</text:span></text:p>
      <text:p text:style-name="P1"/>
      <text:list xml:id="list1983268829" text:style-name="L1">
        <text:list-item>
          <text:p text:style-name="P2">Experiment on <text:span text:style-name="T1">photo taken from phone</text:span>: </text:p>
          <text:list>
            <text:list-item>
              <text:p text:style-name="P5">I have access to one phone that supports depth images.</text:p>
            </text:list-item>
            <text:list-item>
              <text:p text:style-name="P5">It turns out that the way these images are stored are very device dependent.</text:p>
            </text:list-item>
            <text:list-item>
              <text:p text:style-name="P6">Some of the depth maps are stored as a reflection on the Y-axis</text:p>
            </text:list-item>
          </text:list>
        </text:list-item>
        <text:list-item>
          <text:p text:style-name="P3">Have gone through some of the approaches on cleaning depth maps <text:s/>and one of them should be implemented by next week.</text:p>
        </text:list-item>
      </text:list>
      <text:p text:style-name="P4"/>
      <text:p text:style-name="P4">Comments: <text:span text:style-name="T2">Since the depth maps extraction at this stage is very device dependent, our system should be layered so that the d</text:span><text:span text:style-name="T3">epth map extraction/cleaning can be updated if a uniform implementation is implemented in the fu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4T19:24:26.183218074</dc:date>
    <meta:editing-duration>PT1M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09" meta:character-count="604" meta:non-whitespace-character-count="505"/>
  </office:meta>
</office:document-meta>
</file>